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24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25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26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27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3c987b" officeooo:paragraph-rsid="003c987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4af083" style:font-weight-asian="normal" style:font-weight-complex="normal"/>
    </style:style>
    <style:style style:name="T17" style:family="text">
      <style:text-properties fo:language="en" fo:country="US" fo:font-weight="normal" officeooo:rsid="0059c511" style:font-weight-asian="normal" style:font-weight-complex="normal"/>
    </style:style>
    <style:style style:name="T18" style:family="text">
      <style:text-properties fo:language="en" fo:country="US" fo:font-weight="normal" officeooo:rsid="005b6959" style:font-weight-asian="normal" style:font-weight-complex="normal"/>
    </style:style>
    <style:style style:name="T19" style:family="text">
      <style:text-properties fo:language="en" fo:country="US" fo:font-weight="normal" officeooo:rsid="0068f4d2" style:font-weight-asian="normal" style:font-weight-complex="normal"/>
    </style:style>
    <style:style style:name="T20" style:family="text">
      <style:text-properties fo:language="en" fo:country="US" officeooo:rsid="00075231"/>
    </style:style>
    <style:style style:name="T21" style:family="text">
      <style:text-properties fo:language="en" fo:country="US" officeooo:rsid="000936f7"/>
    </style:style>
    <style:style style:name="T22" style:family="text">
      <style:text-properties fo:language="en" fo:country="US" officeooo:rsid="0009839e"/>
    </style:style>
    <style:style style:name="T23" style:family="text">
      <style:text-properties fo:language="en" fo:country="US" officeooo:rsid="000a23d9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0fa488" style:font-style-asian="italic" style:font-style-complex="italic"/>
    </style:style>
    <style:style style:name="T26" style:family="text">
      <style:text-properties fo:language="en" fo:country="US" fo:font-style="italic" officeooo:rsid="000e2db2" style:font-style-asian="italic" style:font-style-complex="italic"/>
    </style:style>
    <style:style style:name="T2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30" style:family="text">
      <style:text-properties fo:language="en" fo:country="US" officeooo:rsid="001c1e13"/>
    </style:style>
    <style:style style:name="T31" style:family="text">
      <style:text-properties fo:language="en" fo:country="US" officeooo:rsid="00277a7b"/>
    </style:style>
    <style:style style:name="T32" style:family="text">
      <style:text-properties fo:language="en" fo:country="US" officeooo:rsid="000fa488"/>
    </style:style>
    <style:style style:name="T33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4" style:family="text">
      <style:text-properties fo:language="en" fo:country="US" fo:font-style="normal" officeooo:rsid="004e9f53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75231" style:font-weight-asian="normal" style:font-weight-complex="normal"/>
    </style:style>
    <style:style style:name="T38" style:family="text">
      <style:text-properties fo:font-weight="normal" officeooo:rsid="000e2db2" style:font-weight-asian="normal" style:font-weight-complex="normal"/>
    </style:style>
    <style:style style:name="T39" style:family="text">
      <style:text-properties fo:font-weight="normal" officeooo:rsid="00119e3d" style:font-weight-asian="normal" style:font-weight-complex="normal"/>
    </style:style>
    <style:style style:name="T40" style:family="text">
      <style:text-properties fo:font-weight="normal" officeooo:rsid="001c1e13" style:font-weight-asian="normal" style:font-weight-complex="normal"/>
    </style:style>
    <style:style style:name="T41" style:family="text">
      <style:text-properties fo:font-weight="normal" officeooo:rsid="0024fe81" style:font-weight-asian="normal" style:font-weight-complex="normal"/>
    </style:style>
    <style:style style:name="T42" style:family="text">
      <style:text-properties fo:font-weight="normal" officeooo:rsid="0026e1c9" style:font-weight-asian="normal" style:font-weight-complex="normal"/>
    </style:style>
    <style:style style:name="T43" style:family="text">
      <style:text-properties fo:font-weight="normal" officeooo:rsid="00373377" style:font-weight-asian="normal" style:font-weight-complex="normal"/>
    </style:style>
    <style:style style:name="T44" style:family="text">
      <style:text-properties fo:font-weight="normal" officeooo:rsid="003c987b" style:font-weight-asian="normal" style:font-weight-complex="normal"/>
    </style:style>
    <style:style style:name="T45" style:family="text">
      <style:text-properties fo:font-weight="normal" officeooo:rsid="00405a53" style:font-weight-asian="normal" style:font-weight-complex="normal"/>
    </style:style>
    <style:style style:name="T46" style:family="text">
      <style:text-properties fo:font-weight="normal" officeooo:rsid="0044bbee" style:font-weight-asian="normal" style:font-weight-complex="normal"/>
    </style:style>
    <style:style style:name="T47" style:family="text">
      <style:text-properties fo:font-weight="normal" officeooo:rsid="00499752" style:font-weight-asian="normal" style:font-weight-complex="normal"/>
    </style:style>
    <style:style style:name="T48" style:family="text">
      <style:text-properties fo:font-weight="normal" officeooo:rsid="004af083" style:font-weight-asian="normal" style:font-weight-complex="normal"/>
    </style:style>
    <style:style style:name="T49" style:family="text">
      <style:text-properties fo:font-weight="normal" officeooo:rsid="005ee05c" style:font-weight-asian="normal" style:font-weight-complex="normal"/>
    </style:style>
    <style:style style:name="T50" style:family="text">
      <style:text-properties fo:font-weight="normal" officeooo:rsid="0061c957" style:font-weight-asian="normal" style:font-weight-complex="normal"/>
    </style:style>
    <style:style style:name="T51" style:family="text">
      <style:text-properties fo:font-weight="normal" officeooo:rsid="0068f4d2" style:font-weight-asian="normal" style:font-weight-complex="normal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font-weight="normal" style:font-weight-asian="normal" style:font-weight-complex="normal"/>
    </style:style>
    <style:style style:name="T54" style:family="text">
      <style:text-properties fo:language="ru" fo:country="RU" fo:font-weight="normal" officeooo:rsid="000a23d9" style:font-weight-asian="normal" style:font-weight-complex="normal"/>
    </style:style>
    <style:style style:name="T55" style:family="text">
      <style:text-properties fo:language="ru" fo:country="RU" fo:font-weight="normal" officeooo:rsid="00405a53" style:font-weight-asian="normal" style:font-weight-complex="normal"/>
    </style:style>
    <style:style style:name="T56" style:family="text">
      <style:text-properties fo:language="ru" fo:country="RU" fo:font-weight="normal" officeooo:rsid="004af083" style:font-weight-asian="normal" style:font-weight-complex="normal"/>
    </style:style>
    <style:style style:name="T57" style:family="text">
      <style:text-properties fo:language="ru" fo:country="RU" fo:font-weight="normal" officeooo:rsid="006c4f12" style:font-weight-asian="normal" style:font-weight-complex="normal"/>
    </style:style>
    <style:style style:name="T58" style:family="text">
      <style:text-properties fo:language="ru" fo:country="RU" officeooo:rsid="000a23d9"/>
    </style:style>
    <style:style style:name="T59" style:family="text">
      <style:text-properties fo:language="ru" fo:country="RU" officeooo:rsid="000fa488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officeooo:rsid="0015cca3" style:font-style-asian="italic" style:font-style-complex="italic"/>
    </style:style>
    <style:style style:name="T62" style:family="text">
      <style:text-properties fo:language="ru" fo:country="RU" fo:font-style="italic" officeooo:rsid="00798729" style:font-style-asian="italic" style:font-style-complex="italic"/>
    </style:style>
    <style:style style:name="T63" style:family="text">
      <style:text-properties fo:language="ru" fo:country="RU" officeooo:rsid="004e9f53"/>
    </style:style>
    <style:style style:name="T64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5" style:family="text">
      <style:text-properties officeooo:rsid="00075231"/>
    </style:style>
    <style:style style:name="T66" style:family="text">
      <style:text-properties officeooo:rsid="000936f7"/>
    </style:style>
    <style:style style:name="T67" style:family="text">
      <style:text-properties officeooo:rsid="0009839e"/>
    </style:style>
    <style:style style:name="T68" style:family="text">
      <style:text-properties officeooo:rsid="000a23d9"/>
    </style:style>
    <style:style style:name="T69" style:family="text">
      <style:text-properties officeooo:rsid="000a8f9a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09839e" style:font-style-asian="italic" style:font-style-complex="italic"/>
    </style:style>
    <style:style style:name="T72" style:family="text">
      <style:text-properties fo:font-style="italic" officeooo:rsid="000a23d9" style:font-style-asian="italic" style:font-style-complex="italic"/>
    </style:style>
    <style:style style:name="T73" style:family="text">
      <style:text-properties officeooo:rsid="000e2db2"/>
    </style:style>
    <style:style style:name="T74" style:family="text">
      <style:text-properties officeooo:rsid="0012e3fc"/>
    </style:style>
    <style:style style:name="T75" style:family="text">
      <style:text-properties officeooo:rsid="0014ddfe"/>
    </style:style>
    <style:style style:name="T76" style:family="text">
      <style:text-properties officeooo:rsid="0015cca3"/>
    </style:style>
    <style:style style:name="T77" style:family="text">
      <style:text-properties officeooo:rsid="001c1e13"/>
    </style:style>
    <style:style style:name="T78" style:family="text">
      <style:text-properties officeooo:rsid="002a33cb"/>
    </style:style>
    <style:style style:name="T79" style:family="text">
      <style:text-properties officeooo:rsid="002c3563"/>
    </style:style>
    <style:style style:name="T80" style:family="text">
      <style:text-properties officeooo:rsid="002dfd0b"/>
    </style:style>
    <style:style style:name="T81" style:family="text">
      <style:text-properties officeooo:rsid="002dfe3e"/>
    </style:style>
    <style:style style:name="T82" style:family="text">
      <style:text-properties officeooo:rsid="003c987b"/>
    </style:style>
    <style:style style:name="T83" style:family="text">
      <style:text-properties officeooo:rsid="00405a53"/>
    </style:style>
    <style:style style:name="T84" style:family="text">
      <style:text-properties officeooo:rsid="004af083"/>
    </style:style>
    <style:style style:name="T85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6" style:family="text">
      <style:text-properties fo:font-style="normal" officeooo:rsid="004e9f53" style:font-style-asian="normal" style:font-style-complex="normal"/>
    </style:style>
    <style:style style:name="T87" style:family="text">
      <style:text-properties officeooo:rsid="000fa488"/>
    </style:style>
    <style:style style:name="T88" style:family="text">
      <style:text-properties officeooo:rsid="005d1c99"/>
    </style:style>
    <style:style style:name="T89" style:family="text">
      <style:text-properties officeooo:rsid="006014a5"/>
    </style:style>
    <style:style style:name="T90" style:family="text">
      <style:text-properties officeooo:rsid="004e9f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IOT<text:span text:style-name="T79">V</text:span>_<text:span text:style-name="T78">SH </text:span><text:span text:style-name="T79">(server host)</text:span> <text:span text:style-name="T53">протокол</text:span></text:p>
      <text:p text:style-name="P19"/>
      <text:p text:style-name="P1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1830018061776">
          <table:table-cell table:style-name="Таблица1.A1" office:value-type="string">
            <text:p text:style-name="P44">Биты</text:p>
          </table:table-cell>
          <table:table-cell table:style-name="Таблица1.A1" office:value-type="string">
            <text:p text:style-name="P44">7</text:p>
          </table:table-cell>
          <table:table-cell table:style-name="Таблица1.A1" office:value-type="string">
            <text:p text:style-name="P44">6</text:p>
          </table:table-cell>
          <table:table-cell table:style-name="Таблица1.A1" office:value-type="string">
            <text:p text:style-name="P44">5</text:p>
          </table:table-cell>
          <table:table-cell table:style-name="Таблица1.A1" office:value-type="string">
            <text:p text:style-name="P44">4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I1" office:value-type="string">
            <text:p text:style-name="P44">0</text:p>
          </table:table-cell>
        </table:table-row>
        <table:table-row table:style-name="TableLine1830018075376">
          <table:table-cell table:style-name="Таблица1.A2" office:value-type="string">
            <text:p text:style-name="P44">Имя бита</text:p>
          </table:table-cell>
          <table:table-cell table:style-name="Таблица1.A2" table:number-columns-spanned="4" office:value-type="string">
            <text:p text:style-name="P90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88">Z</text:p>
          </table:table-cell>
          <table:table-cell table:style-name="Таблица1.A2" office:value-type="string">
            <text:p text:style-name="P124"><text:span text:style-name="T77">query/</text:span>response</text:p>
          </table:table-cell>
          <table:table-cell table:style-name="Таблица1.A2" office:value-type="string">
            <text:p text:style-name="P124">RW</text:p>
          </table:table-cell>
          <table:table-cell table:style-name="Таблица1.I2" office:value-type="string">
            <text:p text:style-name="P124">WAY</text:p>
          </table:table-cell>
        </table:table-row>
      </table:table>
      <text:p text:style-name="P62"/>
      <text:p text:style-name="P86">WAY<text:span text:style-name="T36">: </text:span><text:span text:style-name="T53">бит запроса </text:span>Who are you <text:span text:style-name="T53">(идентификация устройства)</text:span></text:p>
      <text:p text:style-name="P62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2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64"><text:span text:style-name="T30">Z</text:span><text:span text:style-name="T15"> – </text:span><text:span text:style-name="T36">бит </text:span><text:span text:style-name="T43">зарезервирован </text:span><text:span text:style-name="T16">(</text:span><text:span text:style-name="T48">не используется)</text:span><text:span text:style-name="T36">.</text:span></text:p>
      <text:p text:style-name="P91">[ch3:ch0] –<text:span text:style-name="T36"> </text:span><text:span text:style-name="T56">биты номера канала чтения/записи.</text:span></text:p>
      <text:p text:style-name="P14"/>
      <text:p text:style-name="P14">Типы запросов</text:p>
      <text:p text:style-name="P3"><text:span text:style-name="T36">Запрос </text:span><text:span text:style-name="T2">WAY </text:span><text:span text:style-name="T37">(</text:span><text:span text:style-name="T39">1 Байт</text:span><text:span text:style-name="T37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1830018075920"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6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6">1</text:p>
          </table:table-cell>
        </table:table-row>
      </table:table>
      <text:p text:style-name="P4"/>
      <text:p text:style-name="P3">Запрос <text:span text:style-name="T2">READ </text:span><text:span text:style-name="T37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1830018062864">
          <table:table-cell table:style-name="Таблица4.A1" office:value-type="string">
            <text:p text:style-name="P89">ch3</text:p>
          </table:table-cell>
          <table:table-cell table:style-name="Таблица4.A1" office:value-type="string">
            <text:p text:style-name="P89">ch2</text:p>
          </table:table-cell>
          <table:table-cell table:style-name="Таблица4.A1" office:value-type="string">
            <text:p text:style-name="P89">ch1</text:p>
          </table:table-cell>
          <table:table-cell table:style-name="Таблица4.D1" office:value-type="string">
            <text:p text:style-name="P89">ch0</text:p>
          </table:table-cell>
          <table:table-cell table:style-name="Таблица4.A1" office:value-type="string">
            <text:p text:style-name="P85">Z</text:p>
          </table:table-cell>
          <table:table-cell table:style-name="Таблица4.A1" office:value-type="string">
            <text:p text:style-name="P46">0</text:p>
          </table:table-cell>
          <table:table-cell table:style-name="Таблица4.A1" office:value-type="string">
            <text:p text:style-name="P74">1</text:p>
          </table:table-cell>
          <table:table-cell table:style-name="Таблица4.D1" office:value-type="string">
            <text:p text:style-name="P74">0</text:p>
          </table:table-cell>
        </table:table-row>
      </table:table>
      <text:p text:style-name="P27"/>
      <text:p text:style-name="P5">Запрос <text:span text:style-name="T3">WRI</text:span><text:span text:style-name="T4">T</text:span><text:span text:style-name="T3">E </text:span><text:span text:style-name="T37">(</text:span><text:span text:style-name="T38">3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1830018070752">
          <table:table-cell table:style-name="Таблица6.A1" office:value-type="string">
            <text:p text:style-name="P89">ch3</text:p>
          </table:table-cell>
          <table:table-cell table:style-name="Таблица6.A1" office:value-type="string">
            <text:p text:style-name="P89">ch2</text:p>
          </table:table-cell>
          <table:table-cell table:style-name="Таблица6.A1" office:value-type="string">
            <text:p text:style-name="P89">ch1</text:p>
          </table:table-cell>
          <table:table-cell table:style-name="Таблица6.D1" office:value-type="string">
            <text:p text:style-name="P89">ch0</text:p>
          </table:table-cell>
          <table:table-cell table:style-name="Таблица6.A1" office:value-type="string">
            <text:p text:style-name="P85">Z</text:p>
          </table:table-cell>
          <table:table-cell table:style-name="Таблица6.A1" office:value-type="string">
            <text:p text:style-name="P47">0</text:p>
          </table:table-cell>
          <table:table-cell table:style-name="Таблица6.A1" office:value-type="string">
            <text:p text:style-name="P77">0</text:p>
          </table:table-cell>
          <table:table-cell table:style-name="Таблица6.D1" office:value-type="string">
            <text:p text:style-name="P75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1830018077824">
          <table:table-cell table:style-name="Таблица10.A1" office:value-type="string">
            <text:p text:style-name="P53">Длина данных для записи (<text:span text:style-name="T2">MSB</text:span><text:span text:style-name="T1">) </text:span><text:span text:style-name="T74">(8 бит)</text:span></text:p>
          </table:table-cell>
          <table:table-cell table:style-name="Таблица10.B1" office:value-type="string">
            <text:p text:style-name="P54">Длина данных для записи (<text:span text:style-name="T2">LSB</text:span><text:span text:style-name="T1">) </text:span><text:span text:style-name="T74">(8 бит)</text:span></text:p>
          </table:table-cell>
        </table:table-row>
        <table:table-row table:style-name="TableLine1830018093872">
          <table:table-cell table:style-name="Таблица10.A2" table:number-columns-spanned="2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4"/>
      <text:p text:style-name="P23"/>
      <text:p text:style-name="P14">Типы <text:span text:style-name="T65">ответов</text:span></text:p>
      <text:p text:style-name="P16"><text:span text:style-name="T66">Ответ</text:span> <text:span text:style-name="T2">WAY </text:span><text:span text:style-name="T65">(</text:span><text:span text:style-name="T67">5</text:span><text:span text:style-name="T65"> Байт </text:span><text:span text:style-name="T67">+ </text:span><text:span text:style-name="T6">N</text:span><text:span text:style-name="T22"> </text:span><text:span text:style-name="T67">Байт</text:span><text:span text:style-name="T65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1830018086256"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1">1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1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1830018091968">
          <table:table-cell table:style-name="Таблица8.A1" table:number-columns-spanned="2" office:value-type="string">
            <text:p text:style-name="P65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8.A1" table:number-columns-spanned="2" office:value-type="string">
            <text:p text:style-name="P66"><text:span text:style-name="T52">Длина </text:span><text:span text:style-name="T53">описания (</text:span><text:span text:style-name="T2">MSB</text:span><text:span text:style-name="T12">) </text:span></text:p>
            <text:p text:style-name="P66"><text:span text:style-name="T13">(</text:span><text:span text:style-name="T54">8 бит)</text:span></text:p>
          </table:table-cell>
          <table:covered-table-cell/>
          <table:table-cell table:style-name="Таблица8.A1" office:value-type="string">
            <text:p text:style-name="P65"><text:span text:style-name="T52">Длина описания (</text:span><text:span text:style-name="T2">LSB</text:span><text:span text:style-name="T1">)</text:span></text:p>
            <text:p text:style-name="P66"><text:span text:style-name="T23">(</text:span><text:span text:style-name="T58">8 бит)</text:span></text:p>
          </table:table-cell>
          <table:table-cell table:style-name="Таблица8.A1" office:value-type="string">
            <text:p text:style-name="P50">Кол-во каналов чтения</text:p>
            <text:p text:style-name="P58">(4 бита)</text:p>
          </table:table-cell>
          <table:table-cell table:style-name="Таблица8.G1" office:value-type="string">
            <text:p text:style-name="P50">Кол-во каналов записи</text:p>
            <text:p text:style-name="P58">(4 бита)</text:p>
          </table:table-cell>
        </table:table-row>
        <table:table-row table:style-name="TableLine1830018095232">
          <table:table-cell table:style-name="Таблица8.A2" table:number-columns-spanned="7" office:value-type="string">
            <text:p text:style-name="P30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018087344">
          <table:table-cell table:style-name="Таблица8.A3" office:value-type="string">
            <text:p text:style-name="P12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8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чтения </text:span><text:span text:style-name="T72">(4 бита)</text:span>»</text:p>
          </table:table-cell>
          <table:covered-table-cell/>
          <table:covered-table-cell/>
          <table:covered-table-cell/>
        </table:table-row>
        <table:table-row table:style-name="TableLine1830018090608">
          <table:table-cell table:style-name="Таблица8.A3" office:value-type="string">
            <text:p text:style-name="P12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8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</text:span><text:span text:style-name="T70">записи</text:span><text:span text:style-name="T71"> </text:span><text:span text:style-name="T72">(4 бита)</text:span>»</text:p>
          </table:table-cell>
          <table:covered-table-cell/>
          <table:covered-table-cell/>
          <table:covered-table-cell/>
        </table:table-row>
      </table:table>
      <text:p text:style-name="P35"/>
      <text:p text:style-name="P17"><text:span text:style-name="T66">Ответ </text:span><text:span text:style-name="T4">READ</text:span><text:span text:style-name="T2"> </text:span><text:span text:style-name="T20">(</text:span><text:span text:style-name="T75">3</text:span><text:span text:style-name="T20"> </text:span><text:span text:style-name="T65">Байт</text:span><text:span text:style-name="T73">а</text:span><text:span text:style-name="T65"> </text:span><text:span text:style-name="T21">+ </text:span><text:span text:style-name="T5">N</text:span><text:span text:style-name="T21"> </text:span><text:span text:style-name="T66">Байт</text:span><text:span text:style-name="T20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1830018086800">
          <table:table-cell table:style-name="Таблица2.A1" office:value-type="string">
            <text:p text:style-name="P89">ch3</text:p>
          </table:table-cell>
          <table:table-cell table:style-name="Таблица2.A1" office:value-type="string">
            <text:p text:style-name="P89">ch2</text:p>
          </table:table-cell>
          <table:table-cell table:style-name="Таблица2.A1" office:value-type="string">
            <text:p text:style-name="P89">ch1</text:p>
          </table:table-cell>
          <table:table-cell table:style-name="Таблица2.D1" office:value-type="string">
            <text:p text:style-name="P89">ch0</text:p>
          </table:table-cell>
          <table:table-cell table:style-name="Таблица2.A1" office:value-type="string">
            <text:p text:style-name="P85">Z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D1" office:value-type="string">
            <text:p text:style-name="P76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1830018086528">
          <table:table-cell table:style-name="Таблица11.A1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table-cell table:style-name="Таблица11.B1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</table:table-row>
        <table:table-row table:style-name="TableLine1830018084080">
          <table:table-cell table:style-name="Таблица11.A2" table:number-columns-spanned="2" office:value-type="string">
            <text:p text:style-name="P69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1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1"/>
      <text:p text:style-name="P16"><text:span text:style-name="T66">Ответ </text:span><text:span text:style-name="T4">WRITE</text:span><text:span text:style-name="T2"> </text:span><text:span text:style-name="T20">(</text:span><text:span text:style-name="T31">1</text:span><text:span text:style-name="T20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1830018081632">
          <table:table-cell table:style-name="Таблица5.A1" office:value-type="string">
            <text:p text:style-name="P89">ch3</text:p>
          </table:table-cell>
          <table:table-cell table:style-name="Таблица5.A1" office:value-type="string">
            <text:p text:style-name="P89">ch2</text:p>
          </table:table-cell>
          <table:table-cell table:style-name="Таблица5.A1" office:value-type="string">
            <text:p text:style-name="P89">ch1</text:p>
          </table:table-cell>
          <table:table-cell table:style-name="Таблица5.D1" office:value-type="string">
            <text:p text:style-name="P89">ch0</text:p>
          </table:table-cell>
          <table:table-cell table:style-name="Таблица5.A1" office:value-type="string">
            <text:p text:style-name="P85">Z</text:p>
          </table:table-cell>
          <table:table-cell table:style-name="Таблица5.A1" office:value-type="string">
            <text:p text:style-name="P52">1</text:p>
          </table:table-cell>
          <table:table-cell table:style-name="Таблица5.A1" office:value-type="string">
            <text:p text:style-name="P78">0</text:p>
          </table:table-cell>
          <table:table-cell table:style-name="Таблица5.D1" office:value-type="string">
            <text:p text:style-name="P76">0</text:p>
          </table:table-cell>
        </table:table-row>
      </table:table>
      <text:p text:style-name="P22"/>
      <text:p text:style-name="P130">IOT<text:span text:style-name="T79">V</text:span>_<text:span text:style-name="T80">S</text:span><text:span text:style-name="T81">C</text:span><text:span text:style-name="T78"> </text:span><text:span text:style-name="T79">(</text:span><text:span text:style-name="T80">server client</text:span><text:span text:style-name="T81">)</text:span> <text:span text:style-name="T53">протокол</text:span></text:p>
      <text:p text:style-name="P20"/>
      <text:p text:style-name="P2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1830018085168">
          <table:table-cell table:style-name="Таблица9.A1" office:value-type="string">
            <text:p text:style-name="P45">Биты</text:p>
          </table:table-cell>
          <table:table-cell table:style-name="Таблица9.A1" office:value-type="string">
            <text:p text:style-name="P45">7</text:p>
          </table:table-cell>
          <table:table-cell table:style-name="Таблица9.A1" office:value-type="string">
            <text:p text:style-name="P45">6</text:p>
          </table:table-cell>
          <table:table-cell table:style-name="Таблица9.A1" office:value-type="string">
            <text:p text:style-name="P45">5</text:p>
          </table:table-cell>
          <table:table-cell table:style-name="Таблица9.A1" office:value-type="string">
            <text:p text:style-name="P45">4</text:p>
          </table:table-cell>
          <table:table-cell table:style-name="Таблица9.A1" office:value-type="string">
            <text:p text:style-name="P45">3</text:p>
          </table:table-cell>
          <table:table-cell table:style-name="Таблица9.A1" office:value-type="string">
            <text:p text:style-name="P45">2</text:p>
          </table:table-cell>
          <table:table-cell table:style-name="Таблица9.A1" office:value-type="string">
            <text:p text:style-name="P45">1</text:p>
          </table:table-cell>
          <table:table-cell table:style-name="Таблица9.I1" office:value-type="string">
            <text:p text:style-name="P45">0</text:p>
          </table:table-cell>
        </table:table-row>
        <table:table-row table:style-name="TableLine1830018088160">
          <table:table-cell table:style-name="Таблица9.A2" office:value-type="string">
            <text:p text:style-name="P45">Имя бита</text:p>
          </table:table-cell>
          <table:table-cell table:style-name="Таблица9.A2" table:number-columns-spanned="5" office:value-type="string">
            <text:p text:style-name="P93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25"><text:span text:style-name="T77">query/</text:span>response</text:p>
          </table:table-cell>
          <table:table-cell table:style-name="Таблица9.A2" office:value-type="string">
            <text:p text:style-name="P125">RW</text:p>
          </table:table-cell>
          <table:table-cell table:style-name="Таблица9.I2" office:value-type="string">
            <text:p text:style-name="P107">Device</text:p>
          </table:table-cell>
        </table:table-row>
      </table:table>
      <text:p text:style-name="P63"/>
      <text:p text:style-name="P87"><text:span text:style-name="T83">Device</text:span><text:span text:style-name="T36">: </text:span><text:span text:style-name="T53">бит </text:span><text:span text:style-name="T55">выбора действия с устройством.</text:span><text:span text:style-name="T36"> </text:span><text:span text:style-name="T47">1</text:span><text:span text:style-name="T45"> – </text:span><text:span text:style-name="T55">запрос списка всех устройств</text:span><text:span text:style-name="T45">. </text:span><text:span text:style-name="T47">0</text:span><text:span text:style-name="T55"> — работа с одним устройством.</text:span></text:p>
      <text:p text:style-name="P63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3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94"><text:span text:style-name="T82">[NL4:NL0]</text:span><text:span text:style-name="T44"> –</text:span><text:span text:style-name="T82"> </text:span><text:span text:style-name="T53">длина имени устройства.</text:span></text:p>
      <text:p text:style-name="P92"><text:span text:style-name="T52">[ch3:ch0]</text:span><text:span text:style-name="T53"> – </text:span><text:span text:style-name="T56">биты номера канала чтения/записи.</text:span></text:p>
      <text:p text:style-name="P99"><text:span text:style-name="T84">S</text:span><text:span text:style-name="T48"> – </text:span><text:span text:style-name="T53">состояние устройства. 0 — нет соединения. 1 — соединение установлено</text:span></text:p>
      <text:p text:style-name="P106">[C7-C0] –<text:span text:style-name="T36"> </text:span><text:span text:style-name="T53">количество </text:span><text:span text:style-name="T57">устройств</text:span><text:span text:style-name="T53"> в ответе </text:span>Device_List</text:p>
      <text:p text:style-name="P109">X – <text:span text:style-name="T53">не проверяемый бит.</text:span></text:p>
      <text:p text:style-name="P43"/>
      <text:p text:style-name="P15"/>
      <text:p text:style-name="P15">Типы запросов</text:p>
      <text:p text:style-name="P6"><text:span text:style-name="T36">Запрос </text:span><text:span text:style-name="T7">Device_List</text:span><text:span text:style-name="T2"> </text:span><text:span text:style-name="T37">(</text:span><text:span text:style-name="T39">1 Байт</text:span><text:span text:style-name="T37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1830018082176"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A1" office:value-type="string">
            <text:p text:style-name="P115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E1" office:value-type="string">
            <text:p text:style-name="P116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1830018091696">
          <table:table-cell table:style-name="Таблица13.A1" office:value-type="string">
            <text:p text:style-name="P95">NL4</text:p>
          </table:table-cell>
          <table:table-cell table:style-name="Таблица13.A1" office:value-type="string">
            <text:p text:style-name="P95">NL3</text:p>
          </table:table-cell>
          <table:table-cell table:style-name="Таблица13.A1" office:value-type="string">
            <text:p text:style-name="P95">NL2</text:p>
          </table:table-cell>
          <table:table-cell table:style-name="Таблица13.D1" office:value-type="string">
            <text:p text:style-name="P95">NL1</text:p>
          </table:table-cell>
          <table:table-cell table:style-name="Таблица13.A1" office:value-type="string">
            <text:p text:style-name="P95">NL0</text:p>
          </table:table-cell>
          <table:table-cell table:style-name="Таблица13.A1" office:value-type="string">
            <text:p text:style-name="P48">0</text:p>
          </table:table-cell>
          <table:table-cell table:style-name="Таблица13.A1" office:value-type="string">
            <text:p text:style-name="P60">0</text:p>
          </table:table-cell>
          <table:table-cell table:style-name="Таблица13.D1" office:value-type="string">
            <text:p text:style-name="P79">0</text:p>
          </table:table-cell>
        </table:table-row>
        <table:table-row table:style-name="TableLine1830018103392"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40">1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H2" office:value-type="string">
            <text:p text:style-name="P110">X</text:p>
          </table:table-cell>
        </table:table-row>
        <table:table-row table:style-name="TableLine1830018106928">
          <table:table-cell table:style-name="Таблица13.A3" table:number-columns-spanned="8" office:value-type="string">
            <text:p text:style-name="P12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8">Запрос <text:span text:style-name="T9">Device_Read</text:span><text:span text:style-name="T3"> </text:span><text:span text:style-name="T37">(</text:span><text:span text:style-name="T17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1830018083264">
          <table:table-cell table:style-name="Таблица14.A1" office:value-type="string">
            <text:p text:style-name="P95">NL4</text:p>
          </table:table-cell>
          <table:table-cell table:style-name="Таблица14.A1" office:value-type="string">
            <text:p text:style-name="P95">NL3</text:p>
          </table:table-cell>
          <table:table-cell table:style-name="Таблица14.A1" office:value-type="string">
            <text:p text:style-name="P95">NL2</text:p>
          </table:table-cell>
          <table:table-cell table:style-name="Таблица14.D1" office:value-type="string">
            <text:p text:style-name="P95">NL1</text:p>
          </table:table-cell>
          <table:table-cell table:style-name="Таблица14.A1" office:value-type="string">
            <text:p text:style-name="P95">NL0</text:p>
          </table:table-cell>
          <table:table-cell table:style-name="Таблица14.A1" office:value-type="string">
            <text:p text:style-name="P48">0</text:p>
          </table:table-cell>
          <table:table-cell table:style-name="Таблица14.A1" office:value-type="string">
            <text:p text:style-name="P79">1</text:p>
          </table:table-cell>
          <table:table-cell table:style-name="Таблица14.D1" office:value-type="string">
            <text:p text:style-name="P79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1830018100400"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8">0</text:p>
          </table:table-cell>
          <table:table-cell table:style-name="Таблица15.A1" office:value-type="string">
            <text:p text:style-name="P100">ch3</text:p>
          </table:table-cell>
          <table:table-cell table:style-name="Таблица15.A1" office:value-type="string">
            <text:p text:style-name="P100">ch2</text:p>
          </table:table-cell>
          <table:table-cell table:style-name="Таблица15.A1" office:value-type="string">
            <text:p text:style-name="P100">ch1</text:p>
          </table:table-cell>
          <table:table-cell table:style-name="Таблица15.H1" office:value-type="string">
            <text:p text:style-name="P100">ch0</text:p>
          </table:table-cell>
        </table:table-row>
        <table:table-row table:style-name="TableLine1830018101216">
          <table:table-cell table:style-name="Таблица15.A2" table:number-columns-spanned="8" office:value-type="string">
            <text:p text:style-name="P70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9">Запрос <text:span text:style-name="T9">Device_</text:span><text:span text:style-name="T10">WRITE</text:span><text:span text:style-name="T3">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1830018099584">
          <table:table-cell table:style-name="Таблица16.A1" office:value-type="string">
            <text:p text:style-name="P96">NL4</text:p>
          </table:table-cell>
          <table:table-cell table:style-name="Таблица16.A1" office:value-type="string">
            <text:p text:style-name="P96">NL3</text:p>
          </table:table-cell>
          <table:table-cell table:style-name="Таблица16.A1" office:value-type="string">
            <text:p text:style-name="P96">NL2</text:p>
          </table:table-cell>
          <table:table-cell table:style-name="Таблица16.D1" office:value-type="string">
            <text:p text:style-name="P96">NL1</text:p>
          </table:table-cell>
          <table:table-cell table:style-name="Таблица16.A1" office:value-type="string">
            <text:p text:style-name="P96">NL0</text:p>
          </table:table-cell>
          <table:table-cell table:style-name="Таблица16.A1" office:value-type="string">
            <text:p text:style-name="P49">0</text:p>
          </table:table-cell>
          <table:table-cell table:style-name="Таблица16.A1" office:value-type="string">
            <text:p text:style-name="P60">0</text:p>
          </table:table-cell>
          <table:table-cell table:style-name="Таблица16.D1" office:value-type="string">
            <text:p text:style-name="P80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1830018106384"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9">0</text:p>
          </table:table-cell>
          <table:table-cell table:style-name="Таблица17.A1" office:value-type="string">
            <text:p text:style-name="P101">ch3</text:p>
          </table:table-cell>
          <table:table-cell table:style-name="Таблица17.A1" office:value-type="string">
            <text:p text:style-name="P101">ch2</text:p>
          </table:table-cell>
          <table:table-cell table:style-name="Таблица17.A1" office:value-type="string">
            <text:p text:style-name="P101">ch1</text:p>
          </table:table-cell>
          <table:table-cell table:style-name="Таблица17.H1" office:value-type="string">
            <text:p text:style-name="P101">ch0</text:p>
          </table:table-cell>
        </table:table-row>
        <table:table-row table:style-name="TableLine1830018099040">
          <table:table-cell table:style-name="Таблица17.A1" table:number-columns-spanned="4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1830018098224">
          <table:table-cell table:style-name="Таблица17.A3" table:number-columns-spanned="8" office:value-type="string">
            <text:p text:style-name="P7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018099856">
          <table:table-cell table:style-name="Таблица17.H1" table:number-columns-spanned="8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5"/>
      <text:p text:style-name="P15">Типы <text:span text:style-name="T65">ответов</text:span></text:p>
      <text:p text:style-name="P12"><text:span text:style-name="T50">Ответ</text:span><text:span text:style-name="T36"> </text:span><text:span text:style-name="T7">Device_List</text:span><text:span text:style-name="T2"> </text:span><text:span text:style-name="T37">(</text:span><text:span text:style-name="T51">2</text:span><text:span text:style-name="T39"> Байт </text:span><text:span text:style-name="T51">+ </text:span><text:span text:style-name="T19">N </text:span><text:span text:style-name="T51">Байт</text:span><text:span text:style-name="T37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1830018107200"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A1" office:value-type="string">
            <text:p text:style-name="P42">1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E1" office:value-type="string">
            <text:p text:style-name="P117">1</text:p>
          </table:table-cell>
        </table:table-row>
        <table:table-row table:style-name="TableLine1830018103120">
          <table:table-cell table:style-name="Таблица23.A2" office:value-type="string">
            <text:p text:style-name="P105">C7</text:p>
          </table:table-cell>
          <table:table-cell table:style-name="Таблица23.A2" office:value-type="string">
            <text:p text:style-name="P105">C6</text:p>
          </table:table-cell>
          <table:table-cell table:style-name="Таблица23.A2" office:value-type="string">
            <text:p text:style-name="P105">C5</text:p>
          </table:table-cell>
          <table:table-cell table:style-name="Таблица23.A2" office:value-type="string">
            <text:p text:style-name="P105">C4</text:p>
          </table:table-cell>
          <table:table-cell table:style-name="Таблица23.E2" office:value-type="string">
            <text:p text:style-name="P105">C3</text:p>
          </table:table-cell>
          <table:table-cell table:style-name="Таблица23.A2" office:value-type="string">
            <text:p text:style-name="P105">C2</text:p>
          </table:table-cell>
          <table:table-cell table:style-name="Таблица23.E2" office:value-type="string">
            <text:p text:style-name="P105">C1</text:p>
          </table:table-cell>
          <table:table-cell table:style-name="Таблица23.E2" office:value-type="string">
            <text:p text:style-name="P105">C0</text:p>
          </table:table-cell>
        </table:table-row>
        <table:table-row table:style-name="TableLine1830018099312">
          <table:table-cell table:style-name="Таблица23.E2" table:number-columns-spanned="8" office:value-type="string">
            <text:p text:style-name="P128"><text:span text:style-name="T36">Следующие байты повторяются </text:span><text:span text:style-name="T1">[C7:C0] </text:span><text:span text:style-name="T36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018096320">
          <table:table-cell table:style-name="Таблица23.A2" office:value-type="string">
            <text:p text:style-name="P96">NL4</text:p>
          </table:table-cell>
          <table:table-cell table:style-name="Таблица23.A2" office:value-type="string">
            <text:p text:style-name="P96">NL3</text:p>
          </table:table-cell>
          <table:table-cell table:style-name="Таблица23.A2" office:value-type="string">
            <text:p text:style-name="P96">NL2</text:p>
          </table:table-cell>
          <table:table-cell table:style-name="Таблица23.A2" office:value-type="string">
            <text:p text:style-name="P96">NL1</text:p>
          </table:table-cell>
          <table:table-cell table:style-name="Таблица23.A2" office:value-type="string">
            <text:p text:style-name="P96">NL0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E2" office:value-type="string">
            <text:p text:style-name="P111">X</text:p>
          </table:table-cell>
        </table:table-row>
        <table:table-row table:style-name="TableLine1830018097136">
          <table:table-cell table:style-name="Таблица23.E2" table:number-columns-spanned="8" office:value-type="string">
            <text:p text:style-name="P129">... <text:span text:style-name="T90">Имя устройства.</text:span> <text:span text:style-name="T87">Кол-во байт, согласно</text:span><text:span text:style-name="T32"> </text:span><text:span text:style-name="T1"><text:s/></text:span><text:span text:style-name="T86">N</text:span><text:span text:style-name="T34">L[4:0]</text:span><text:span text:style-name="T32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1830018107472">
          <table:table-cell table:style-name="Таблица24.A1" table:number-columns-spanned="2" office:value-type="string">
            <text:p text:style-name="P67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24.A1" table:number-columns-spanned="2" office:value-type="string">
            <text:p text:style-name="P67"><text:span text:style-name="T52">Длина </text:span><text:span text:style-name="T53">описания (</text:span><text:span text:style-name="T2">MSB</text:span><text:span text:style-name="T12">) </text:span></text:p>
            <text:p text:style-name="P67"><text:span text:style-name="T13">(</text:span><text:span text:style-name="T54">8 бит)</text:span></text:p>
          </table:table-cell>
          <table:covered-table-cell/>
          <table:table-cell table:style-name="Таблица24.A1" office:value-type="string">
            <text:p text:style-name="P67"><text:span text:style-name="T52">Длина описания (</text:span><text:span text:style-name="T2">LSB</text:span><text:span text:style-name="T1">)</text:span></text:p>
            <text:p text:style-name="P67"><text:span text:style-name="T23">(</text:span><text:span text:style-name="T58">8 бит)</text:span></text:p>
          </table:table-cell>
          <table:table-cell table:style-name="Таблица24.A1" office:value-type="string">
            <text:p text:style-name="P51">Кол-во каналов чтения</text:p>
            <text:p text:style-name="P59">(4 бита)</text:p>
          </table:table-cell>
          <table:table-cell table:style-name="Таблица24.G1" office:value-type="string">
            <text:p text:style-name="P51">Кол-во каналов записи</text:p>
            <text:p text:style-name="P59">(4 бита)</text:p>
          </table:table-cell>
        </table:table-row>
        <table:table-row table:style-name="TableLine1830018046272">
          <table:table-cell table:style-name="Таблица24.A2" table:number-columns-spanned="7" office:value-type="string">
            <text:p text:style-name="P32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018059328">
          <table:table-cell table:style-name="Таблица24.A3" office:value-type="string">
            <text:p text:style-name="P127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8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чтения </text:span><text:span text:style-name="T72">(4 бита)</text:span>»</text:p>
          </table:table-cell>
          <table:covered-table-cell/>
          <table:covered-table-cell/>
          <table:covered-table-cell/>
        </table:table-row>
        <table:table-row table:style-name="TableLine1830018059056">
          <table:table-cell table:style-name="Таблица24.A3" office:value-type="string">
            <text:p text:style-name="P127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8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</text:span><text:span text:style-name="T70">записи</text:span><text:span text:style-name="T71"> </text:span><text:span text:style-name="T72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88">Ответ</text:span>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1830018098768">
          <table:table-cell table:style-name="Таблица18.A1" office:value-type="string">
            <text:p text:style-name="P97">NL4</text:p>
          </table:table-cell>
          <table:table-cell table:style-name="Таблица18.A1" office:value-type="string">
            <text:p text:style-name="P97">NL3</text:p>
          </table:table-cell>
          <table:table-cell table:style-name="Таблица18.A1" office:value-type="string">
            <text:p text:style-name="P97">NL2</text:p>
          </table:table-cell>
          <table:table-cell table:style-name="Таблица18.D1" office:value-type="string">
            <text:p text:style-name="P97">NL1</text:p>
          </table:table-cell>
          <table:table-cell table:style-name="Таблица18.A1" office:value-type="string">
            <text:p text:style-name="P97">NL0</text:p>
          </table:table-cell>
          <table:table-cell table:style-name="Таблица18.A1" office:value-type="string">
            <text:p text:style-name="P83">1</text:p>
          </table:table-cell>
          <table:table-cell table:style-name="Таблица18.A1" office:value-type="string">
            <text:p text:style-name="P61">0</text:p>
          </table:table-cell>
          <table:table-cell table:style-name="Таблица18.D1" office:value-type="string">
            <text:p text:style-name="P81">0</text:p>
          </table:table-cell>
        </table:table-row>
        <table:table-row table:style-name="TableLine1830018060144"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4">S</text:p>
          </table:table-cell>
          <table:table-cell table:style-name="Таблица18.A2" office:value-type="string">
            <text:p text:style-name="P41">1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H2" office:value-type="string">
            <text:p text:style-name="P108">X</text:p>
          </table:table-cell>
        </table:table-row>
        <table:table-row table:style-name="TableLine1830018051984">
          <table:table-cell table:style-name="Таблица18.A3" table:number-columns-spanned="8" office:value-type="string">
            <text:p text:style-name="P12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1"/>
      <text:p text:style-name="P11"><text:span text:style-name="T89">Ответ</text:span> <text:span text:style-name="T9">Device_</text:span><text:span text:style-name="T11">READ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1830018051440">
          <table:table-cell table:style-name="Таблица21.A1" office:value-type="string">
            <text:p text:style-name="P98">NL4</text:p>
          </table:table-cell>
          <table:table-cell table:style-name="Таблица21.A1" office:value-type="string">
            <text:p text:style-name="P98">NL3</text:p>
          </table:table-cell>
          <table:table-cell table:style-name="Таблица21.A1" office:value-type="string">
            <text:p text:style-name="P98">NL2</text:p>
          </table:table-cell>
          <table:table-cell table:style-name="Таблица21.D1" office:value-type="string">
            <text:p text:style-name="P98">NL1</text:p>
          </table:table-cell>
          <table:table-cell table:style-name="Таблица21.A1" office:value-type="string">
            <text:p text:style-name="P98">NL0</text:p>
          </table:table-cell>
          <table:table-cell table:style-name="Таблица21.A1" office:value-type="string">
            <text:p text:style-name="P84">1</text:p>
          </table:table-cell>
          <table:table-cell table:style-name="Таблица21.A1" office:value-type="string">
            <text:p text:style-name="P61">1</text:p>
          </table:table-cell>
          <table:table-cell table:style-name="Таблица21.D1" office:value-type="string">
            <text:p text:style-name="P82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1830018050896"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23">0</text:p>
          </table:table-cell>
          <table:table-cell table:style-name="Таблица22.A1" office:value-type="string">
            <text:p text:style-name="P103">ch3</text:p>
          </table:table-cell>
          <table:table-cell table:style-name="Таблица22.A1" office:value-type="string">
            <text:p text:style-name="P103">ch2</text:p>
          </table:table-cell>
          <table:table-cell table:style-name="Таблица22.A1" office:value-type="string">
            <text:p text:style-name="P103">ch1</text:p>
          </table:table-cell>
          <table:table-cell table:style-name="Таблица22.H1" office:value-type="string">
            <text:p text:style-name="P103">ch0</text:p>
          </table:table-cell>
        </table:table-row>
        <table:table-row table:style-name="TableLine1830018047632">
          <table:table-cell table:style-name="Таблица22.A1" table:number-columns-spanned="4" office:value-type="string">
            <text:p text:style-name="P57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57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1830018053344">
          <table:table-cell table:style-name="Таблица22.A3" table:number-columns-spanned="8" office:value-type="string">
            <text:p text:style-name="P73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018053616">
          <table:table-cell table:style-name="Таблица22.H1" table:number-columns-spanned="8" office:value-type="string">
            <text:p text:style-name="P73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2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88">Ответ</text:span> <text:span text:style-name="T9">Device_</text:span><text:span text:style-name="T10">WRITE</text:span><text:span text:style-name="T3"> </text:span><text:span text:style-name="T37">(</text:span><text:span text:style-name="T49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1830018053888">
          <table:table-cell table:style-name="Таблица19.A1" office:value-type="string">
            <text:p text:style-name="P97">NL4</text:p>
          </table:table-cell>
          <table:table-cell table:style-name="Таблица19.A1" office:value-type="string">
            <text:p text:style-name="P97">NL3</text:p>
          </table:table-cell>
          <table:table-cell table:style-name="Таблица19.A1" office:value-type="string">
            <text:p text:style-name="P97">NL2</text:p>
          </table:table-cell>
          <table:table-cell table:style-name="Таблица19.D1" office:value-type="string">
            <text:p text:style-name="P97">NL1</text:p>
          </table:table-cell>
          <table:table-cell table:style-name="Таблица19.A1" office:value-type="string">
            <text:p text:style-name="P97">NL0</text:p>
          </table:table-cell>
          <table:table-cell table:style-name="Таблица19.A1" office:value-type="string">
            <text:p text:style-name="P60">1</text:p>
          </table:table-cell>
          <table:table-cell table:style-name="Таблица19.A1" office:value-type="string">
            <text:p text:style-name="P61">0</text:p>
          </table:table-cell>
          <table:table-cell table:style-name="Таблица19.D1" office:value-type="string">
            <text:p text:style-name="P81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1830018058240"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20">0</text:p>
          </table:table-cell>
          <table:table-cell table:style-name="Таблица20.A1" office:value-type="string">
            <text:p text:style-name="P102">ch3</text:p>
          </table:table-cell>
          <table:table-cell table:style-name="Таблица20.A1" office:value-type="string">
            <text:p text:style-name="P102">ch2</text:p>
          </table:table-cell>
          <table:table-cell table:style-name="Таблица20.A1" office:value-type="string">
            <text:p text:style-name="P102">ch1</text:p>
          </table:table-cell>
          <table:table-cell table:style-name="Таблица20.H1" office:value-type="string">
            <text:p text:style-name="P102">ch0</text:p>
          </table:table-cell>
        </table:table-row>
        <table:table-row table:style-name="TableLine1830018045456">
          <table:table-cell table:style-name="Таблица20.A2" table:number-columns-spanned="8" office:value-type="string">
            <text:p text:style-name="P7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14T16:27:30.153000000</dc:date>
    <meta:editing-duration>P8DT17H51M5S</meta:editing-duration>
    <meta:editing-cycles>108</meta:editing-cycles>
    <meta:document-statistic meta:table-count="24" meta:image-count="0" meta:object-count="0" meta:page-count="3" meta:paragraph-count="292" meta:word-count="704" meta:character-count="3388" meta:non-whitespace-character-count="2929"/>
  </office:meta>
</office:document-meta>
</file>